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otham" svg:font-family="Gotham, 'Gotham SSm A', 'Gotham SSm B', 'Helvetica Neue', Helvetica, 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1388ae" officeooo:paragraph-rsid="001388ae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1388ae" officeooo:paragraph-rsid="00177e40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1388ae" officeooo:paragraph-rsid="001fcb24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177e40" officeooo:paragraph-rsid="00177e40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25be45" officeooo:paragraph-rsid="0025be45"/>
    </style:style>
    <style:style style:name="P6" style:family="paragraph" style:parent-style-name="Standard">
      <style:paragraph-properties fo:text-align="justify" style:justify-single-word="false"/>
      <style:text-properties style:font-name="Arial" officeooo:rsid="0025be45" officeooo:paragraph-rsid="0026fc06"/>
    </style:style>
    <style:style style:name="P7" style:family="paragraph" style:parent-style-name="Standard">
      <style:paragraph-properties fo:text-align="justify" style:justify-single-word="false"/>
      <style:text-properties style:font-name="Arial" officeooo:rsid="00284375" officeooo:paragraph-rsid="00284375"/>
    </style:style>
    <style:style style:name="P8" style:family="paragraph" style:parent-style-name="Standard">
      <style:paragraph-properties fo:text-align="justify" style:justify-single-word="false"/>
      <style:text-properties style:font-name="Arial" officeooo:rsid="0026fc06" officeooo:paragraph-rsid="0026fc06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Arial" officeooo:paragraph-rsid="00294065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Arial" officeooo:paragraph-rsid="002c51f5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Gotham" fo:letter-spacing="normal" fo:font-style="normal" fo:font-weight="normal" officeooo:rsid="002ab516" officeooo:paragraph-rsid="00294065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Gotham" fo:letter-spacing="normal" fo:font-style="normal" fo:font-weight="normal" officeooo:rsid="002ab516" officeooo:paragraph-rsid="002ab516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Gotham" fo:letter-spacing="normal" fo:font-style="normal" fo:font-weight="normal" officeooo:rsid="002c51f5" officeooo:paragraph-rsid="002c51f5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Arial" officeooo:rsid="0021bb3f" officeooo:paragraph-rsid="0021bb3f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Arial" officeooo:rsid="002316d6" officeooo:paragraph-rsid="002316d6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Arial" officeooo:rsid="0030799e" officeooo:paragraph-rsid="0030799e"/>
    </style:style>
    <style:style style:name="P17" style:family="paragraph" style:parent-style-name="Standard">
      <style:paragraph-properties fo:text-align="justify" style:justify-single-word="false"/>
      <style:text-properties style:font-name="Arial" officeooo:rsid="0030799e" officeooo:paragraph-rsid="0030799e"/>
    </style:style>
    <style:style style:name="P18" style:family="paragraph" style:parent-style-name="Standard">
      <style:paragraph-properties fo:text-align="justify" style:justify-single-word="false"/>
      <style:text-properties style:font-name="Arial" officeooo:rsid="00375638" officeooo:paragraph-rsid="00375638"/>
    </style:style>
    <style:style style:name="P19" style:family="paragraph" style:parent-style-name="Standard" style:list-style-name="L2">
      <style:paragraph-properties fo:text-align="justify" style:justify-single-word="false"/>
      <style:text-properties officeooo:paragraph-rsid="00396908"/>
    </style:style>
    <style:style style:name="P20" style:family="paragraph" style:parent-style-name="Standard" style:list-style-name="L2">
      <style:paragraph-properties fo:text-align="justify" style:justify-single-word="false"/>
      <style:text-properties officeooo:rsid="003afe2f" officeooo:paragraph-rsid="003afe2f"/>
    </style:style>
    <style:style style:name="P21" style:family="paragraph" style:parent-style-name="Standard" style:list-style-name="L2">
      <style:paragraph-properties fo:text-align="justify" style:justify-single-word="false"/>
      <style:text-properties officeooo:rsid="003b888a" officeooo:paragraph-rsid="003b888a"/>
    </style:style>
    <style:style style:name="T1" style:family="text">
      <style:text-properties officeooo:rsid="00148f7e"/>
    </style:style>
    <style:style style:name="T2" style:family="text">
      <style:text-properties officeooo:rsid="0017eb3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7eb31" style:font-style-asian="italic" style:font-style-complex="italic"/>
    </style:style>
    <style:style style:name="T5" style:family="text">
      <style:text-properties fo:font-style="italic" officeooo:rsid="00303b11" style:font-style-asian="italic" style:font-style-complex="italic"/>
    </style:style>
    <style:style style:name="T6" style:family="text">
      <style:text-properties officeooo:rsid="001fcb24"/>
    </style:style>
    <style:style style:name="T7" style:family="text">
      <style:text-properties officeooo:rsid="0022cb5a"/>
    </style:style>
    <style:style style:name="T8" style:family="text">
      <style:text-properties officeooo:rsid="002345a5"/>
    </style:style>
    <style:style style:name="T9" style:family="text">
      <style:text-properties officeooo:rsid="0026fc06"/>
    </style:style>
    <style:style style:name="T10" style:family="text">
      <style:text-properties officeooo:rsid="00284375"/>
    </style:style>
    <style:style style:name="T11" style:family="text">
      <style:text-properties officeooo:rsid="00294065"/>
    </style:style>
    <style:style style:name="T12" style:family="text">
      <style:text-properties fo:font-variant="normal" fo:text-transform="none" style:font-name="Gotham" fo:letter-spacing="normal" fo:font-style="normal" fo:font-weight="normal"/>
    </style:style>
    <style:style style:name="T13" style:family="text">
      <style:text-properties fo:font-variant="normal" fo:text-transform="none" style:font-name="Gotham" fo:letter-spacing="normal" fo:font-style="normal" fo:font-weight="normal" officeooo:rsid="00294065"/>
    </style:style>
    <style:style style:name="T14" style:family="text">
      <style:text-properties fo:font-variant="normal" fo:text-transform="none" style:font-name="Gotham" fo:letter-spacing="normal" fo:font-style="normal" fo:font-weight="normal" officeooo:rsid="002ab516"/>
    </style:style>
    <style:style style:name="T15" style:family="text">
      <style:text-properties fo:font-variant="normal" fo:text-transform="none" style:font-name="Gotham" fo:letter-spacing="normal" fo:font-style="normal" fo:font-weight="normal" officeooo:rsid="002c51f5"/>
    </style:style>
    <style:style style:name="T16" style:family="text">
      <style:text-properties officeooo:rsid="002f6648"/>
    </style:style>
    <style:style style:name="T17" style:family="text">
      <style:text-properties officeooo:rsid="00303b11"/>
    </style:style>
    <style:style style:name="T18" style:family="text">
      <style:text-properties officeooo:rsid="00324d1f"/>
    </style:style>
    <style:style style:name="T19" style:family="text">
      <style:text-properties style:font-name="Arial"/>
    </style:style>
    <style:style style:name="T20" style:family="text">
      <style:text-properties style:font-name="Arial" officeooo:rsid="003969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gradecimentos</text:p>
      <text:p text:style-name="P5"/>
      <text:p text:style-name="P5">Agradeço a Deus por ser o primeiro em minha vida. Sem Deus eu não teria forças para superar todas as barreiras enfrentadas durante esses anos.</text:p>
      <text:p text:style-name="P5"/>
      <text:p text:style-name="P6">Aos meus pais, Neilson Nascimento dos Santos e Angela Maria Nascimento dos Santos, que me deram todo o amor incondicional que um filho pode<text:span text:style-name="T10">ria</text:span> ter. <text:span text:style-name="T9">Meus pais nunca deixaram que nada me faltasse e me deram total apoio nas decisões que tomei. Por esse motivo, espero conseguir retribuir da mesma maneira para que nada falte para eles também.</text:span></text:p>
      <text:p text:style-name="P6"/>
      <text:p text:style-name="P8">À minha namorada, Isabela Valim Sarmento, por todo o amor, carinho, por compartilhar comigo inúmeros momentos inesquecíveis, por ser minha amiga e estar do meu lado em tudo. </text:p>
      <text:p text:style-name="P6"/>
      <text:p text:style-name="P7">Também agradeço aos meus “irmãos”, <text:span text:style-name="T11">Vinícius Berger e Gustavo Costa Duarte, pois não é preciso ter irmãos de sangue para se construir uma amizade verdadeira. Eles foram peças fundamentais para que eu conseguisse chegar nesse momento tão importante.</text:span></text:p>
      <text:p text:style-name="P7"/>
      <text:p text:style-name="P9"><text:span text:style-name="T11">Agradeço aos meus amigos, </text:span><text:span text:style-name="T12">Igor de Moura Ventorim </text:span><text:span text:style-name="T13">e Gustavo Epichin Monjardim, por sempre me ajudarem </text:span><text:span text:style-name="T14">durante a minha graduação. Obrigado a todos os meus colegas e todas as pessoas boas que conheci na universidade.</text:span></text:p>
      <text:p text:style-name="P11"/>
      <text:p text:style-name="P10"><text:span text:style-name="T14">Obrigado aos professores que contribuíram para a minha formação, Rosane, Eduardo, Ricardo, </text:span><text:span text:style-name="T15">Davidson, em especial meu orientador Vítor, que me transmitiu um conhecimento inestimável.</text:span></text:p>
      <text:p text:style-name="P13"><text:s/></text:p>
      <text:p text:style-name="P12"><text:s/></text:p>
      <text:p text:style-name="P1"/>
      <text:p text:style-name="P1"/>
      <text:p text:style-name="P1"/>
      <text:p text:style-name="P1">GWT</text:p>
      <text:p text:style-name="P1"/>
      <text:p text:style-name="P2">O GWT <text:span text:style-name="T1">é um</text:span> framework <text:span text:style-name="T1">Java composto de um kit de ferramentas de desenvolvimento que facilitam a otimização e criação de aplicações web que utilizam Ajax.</text:span></text:p>
      <text:p text:style-name="P2"/>
      <text:p text:style-name="P2"/>
      <text:p text:style-name="P4"/>
      <text:p text:style-name="P4">Objetivos</text:p>
      <text:p text:style-name="P2"/>
      <text:p text:style-name="P3"><text:span text:style-name="T2"><text:tab/>A execução deste trabalho tem como objetivo geral a aplicação do método FrameWeb (SOUZA, 2007), realizando uma inovação da implementação do SCAP (Sistema de Controle de Afastamentos de Professores), utilizando os </text:span><text:span text:style-name="T4">frameworks</text:span><text:span text:style-name="T2"> GWT e Grails, uma vez que os requisitos foram levantados por Duarte (2014) e reformulados por Prado (2015), verificando como o método se comporta e apresentando a devida evolução. A partir dos conhecimentos adquiridos no curso de Ciência da Computação será possível aplicar os conceitos aprendidos para que o objetivo seja alcançado.</text:span></text:p>
      <text:p text:style-name="P3"><text:tab/><text:span text:style-name="T6">O objetivo geral pode ser subdividido nos seguintes objetivos específicos:</text:span></text:p>
      <text:p text:style-name="P3"/>
      <text:list xml:id="list4018061342" text:style-name="L1">
        <text:list-item>
          <text:p text:style-name="P14">Utilizar os <text:span text:style-name="T3">frameworks</text:span> GWT e <text:span text:style-name="T8">G</text:span>rails para realizar uma nova implementação do SCAP, <text:span text:style-name="T7">aproveitando os seus requisitos. Nesse objetivo será possível aplicar os conceitos de Engenharia de Requisitos e Engenharia de Software;</text:span></text:p>
        </text:list-item>
        <text:list-item>
          <text:p text:style-name="P15"><text:soft-page-break/>Aplicar o método FrameWeb para definir a documentação da arquitetura do <text:span text:style-name="T16">projeto de</text:span> sistema <text:span text:style-name="T17">para cada </text:span><text:span text:style-name="T5">framework</text:span>;</text:p>
        </text:list-item>
        <text:list-item>
          <text:p text:style-name="P16">Realizar o estudo dos requisitos já levantados e <text:span text:style-name="T18">efetuar</text:span> uma comparação entre os frameworks que já foram utilizados em versões anteriores.</text:p>
        </text:list-item>
      </text:list>
      <text:p text:style-name="P17"/>
      <text:p text:style-name="P17"/>
      <text:p text:style-name="P18">Método de Trabalho</text:p>
      <text:p text:style-name="P18"/>
      <text:p text:style-name="P18"><text:tab/>De acordo com a seção anterior, para que os objetivos apresentados sejam alcançados, será necessário realizar os seguintes passos:</text:p>
      <text:p text:style-name="P18"/>
      <text:list xml:id="list879664707" text:style-name="L2">
        <text:list-item>
          <text:p text:style-name="P19"><text:span text:style-name="T20">Revisão bibliográfica e pesquisa: leitura dos Padrões de Projetos de Sistemas (FALBO, 2016; FOWLER, 2002), entendimento do método FramWeb (SOUZA, 2007) para realizar a aplicação nos frameworks GWT e Grails;</text:span></text:p>
        </text:list-item>
        <text:list-item>
          <text:p text:style-name="P20"><text:span text:style-name="T20">E</text:span><text:span text:style-name="T19">studo do sistema SCAP: organização das informações referentes aos requisitos levantados por (DUARTE, 2014);</text:span></text:p>
        </text:list-item>
        <text:list-item>
          <text:p text:style-name="P20"><text:span text:style-name="T19">Definição da documentação do projeto: através do uso do método FrameWeb, elaboração da arquitetura do projeto para cada framework utilizado;</text:span></text:p>
        </text:list-item>
        <text:list-item>
          <text:p text:style-name="P21"><text:span text:style-name="T19">Desenvolvimento da implementação: geração de duas novas implementações do SCAP através do uso dos frameworks descritos no projeto; </text:span></text:p>
        </text:list-item>
        <text:list-item>
          <text:p text:style-name="P21"><text:span text:style-name="T19">Redação da monografia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otham" svg:font-family="Gotham, 'Gotham SSm A', 'Gotham SSm B', 'Helvetica Neue', Helvetica, 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4:11:39.407328929</meta:creation-date>
    <dc:date>2019-03-21T01:51:04.174745452</dc:date>
    <meta:editing-duration>PT3H44M3S</meta:editing-duration>
    <meta:editing-cycles>12</meta:editing-cycles>
    <meta:generator>LibreOffice/6.2.1.2$Linux_X86_64 LibreOffice_project/7bcb35dc3024a62dea0caee87020152d1ee96e71</meta:generator>
    <meta:document-statistic meta:table-count="0" meta:image-count="0" meta:object-count="0" meta:page-count="2" meta:paragraph-count="24" meta:word-count="516" meta:character-count="3340" meta:non-whitespace-character-count="2847"/>
  </office:meta>
</office:document-meta>
</file>